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61.99pt"/>
    </style:style>
    <style:style style:name="co4" style:family="table-column">
      <style:table-column-properties fo:break-before="auto" style:column-width="70.44pt"/>
    </style:style>
    <style:style style:name="co5" style:family="table-column">
      <style:table-column-properties fo:break-before="auto" style:column-width="72.79pt"/>
    </style:style>
    <style:style style:name="co6" style:family="table-column">
      <style:table-column-properties fo:break-before="auto" style:column-width="48.8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I3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I12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I13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I14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I18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I25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I26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I3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J12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J13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J14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J25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J26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K12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K13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K14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K25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K26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L12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L13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L14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L25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L26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M12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M13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M14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M25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M26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N12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N13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N14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N25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N26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O12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O13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O14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O25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&gt;0" style:apply-style-name="Good" style:base-cell-address="rocas_Combinations.O26"/>
    </style:style>
  </office:automatic-styles>
  <office:body>
    <office:spreadsheet>
      <table:calculation-settings table:automatic-find-labels="false" table:use-regular-expressions="false" table:use-wildcards="true"/>
      <table:table table:name="rocas_Combin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row table:style-name="ro1">
          <table:table-cell/>
          <table:table-cell office:value-type="string" calcext:value-type="string">
            <text:p>DeadTimes</text:p>
          </table:table-cell>
          <table:table-cell office:value-type="string" calcext:value-type="string">
            <text:p><text:s/>Window</text:p>
          </table:table-cell>
          <table:table-cell office:value-type="string" calcext:value-type="string">
            <text:p><text:s/>Permitted</text:p>
          </table:table-cell>
          <table:table-cell office:value-type="string" calcext:value-type="string">
            <text:p><text:s/>Segments</text:p>
          </table:table-cell>
          <table:table-cell office:value-type="string" calcext:value-type="string">
            <text:p>Value</text:p>
          </table:table-cell>
          <table:table-cell/>
          <table:table-cell table:style-name="ce1"/>
          <table:table-cell table:style-name="ce1" office:value-type="string" calcext:value-type="string" table:number-columns-spanned="7" table:number-rows-spanned="1">
            <text:p>Valores</text:p>
          </table:table-cell>
          <table:covered-table-cell table:number-columns-repeated="6" table:style-name="ce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Segmento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3" table:formula="of:=COUNTIFS([.$E$2:.$E$183]; &quot;=&quot;&amp;[.$H3];[.$F$2:.$F$183]; &quot;=&quot;&amp;[.I$2])" office:value-type="float" office:value="0" calcext:value-type="float">
            <text:p>0</text:p>
          </table:table-cell>
          <table:table-cell table:style-name="ce3" table:formula="of:=COUNTIFS([.$E$2:.$E$183]; &quot;=&quot;&amp;[.$H3];[.$F$2:.$F$183]; &quot;=&quot;&amp;[.J$2])" office:value-type="float" office:value="3" calcext:value-type="float">
            <text:p>3</text:p>
          </table:table-cell>
          <table:table-cell table:style-name="ce3" table:formula="of:=COUNTIFS([.$E$2:.$E$183]; &quot;=&quot;&amp;[.$H3];[.$F$2:.$F$183]; &quot;=&quot;&amp;[.K$2])" office:value-type="float" office:value="109" calcext:value-type="float">
            <text:p>109</text:p>
          </table:table-cell>
          <table:table-cell table:style-name="ce3" table:formula="of:=COUNTIFS([.$E$2:.$E$183]; &quot;=&quot;&amp;[.$H3];[.$F$2:.$F$183]; &quot;=&quot;&amp;[.L$2])" office:value-type="float" office:value="0" calcext:value-type="float">
            <text:p>0</text:p>
          </table:table-cell>
          <table:table-cell table:style-name="ce3" table:formula="of:=COUNTIFS([.$E$2:.$E$183]; &quot;=&quot;&amp;[.$H3];[.$F$2:.$F$183]; &quot;=&quot;&amp;[.M$2])" office:value-type="float" office:value="1" calcext:value-type="float">
            <text:p>1</text:p>
          </table:table-cell>
          <table:table-cell table:style-name="ce3" table:formula="of:=COUNTIFS([.$E$2:.$E$183]; &quot;=&quot;&amp;[.$H3];[.$F$2:.$F$183]; &quot;=&quot;&amp;[.N$2])" office:value-type="float" office:value="1" calcext:value-type="float">
            <text:p>1</text:p>
          </table:table-cell>
          <table:table-cell table:style-name="ce3" table:formula="of:=COUNTIFS([.$E$2:.$E$183]; &quot;=&quot;&amp;[.$H3];[.$F$2:.$F$183]; &quot;=&quot;&amp;[.O$2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3" table:formula="of:=COUNTIFS([.$E$2:.$E$183]; &quot;=&quot;&amp;[.$H4];[.$F$2:.$F$183]; &quot;=&quot;&amp;[.I$2])" office:value-type="float" office:value="0" calcext:value-type="float">
            <text:p>0</text:p>
          </table:table-cell>
          <table:table-cell table:style-name="ce3" table:formula="of:=COUNTIFS([.$E$2:.$E$183]; &quot;=&quot;&amp;[.$H4];[.$F$2:.$F$183]; &quot;=&quot;&amp;[.J$2])" office:value-type="float" office:value="0" calcext:value-type="float">
            <text:p>0</text:p>
          </table:table-cell>
          <table:table-cell table:style-name="ce3" table:formula="of:=COUNTIFS([.$E$2:.$E$183]; &quot;=&quot;&amp;[.$H4];[.$F$2:.$F$183]; &quot;=&quot;&amp;[.K$2])" office:value-type="float" office:value="0" calcext:value-type="float">
            <text:p>0</text:p>
          </table:table-cell>
          <table:table-cell table:style-name="ce3" table:formula="of:=COUNTIFS([.$E$2:.$E$183]; &quot;=&quot;&amp;[.$H4];[.$F$2:.$F$183]; &quot;=&quot;&amp;[.L$2])" office:value-type="float" office:value="0" calcext:value-type="float">
            <text:p>0</text:p>
          </table:table-cell>
          <table:table-cell table:style-name="ce3" table:formula="of:=COUNTIFS([.$E$2:.$E$183]; &quot;=&quot;&amp;[.$H4];[.$F$2:.$F$183]; &quot;=&quot;&amp;[.M$2])" office:value-type="float" office:value="0" calcext:value-type="float">
            <text:p>0</text:p>
          </table:table-cell>
          <table:table-cell table:style-name="ce3" table:formula="of:=COUNTIFS([.$E$2:.$E$183]; &quot;=&quot;&amp;[.$H4];[.$F$2:.$F$183]; &quot;=&quot;&amp;[.N$2])" office:value-type="float" office:value="0" calcext:value-type="float">
            <text:p>0</text:p>
          </table:table-cell>
          <table:table-cell table:style-name="ce3" table:formula="of:=COUNTIFS([.$E$2:.$E$183]; &quot;=&quot;&amp;[.$H4];[.$F$2:.$F$183]; &quot;=&quot;&amp;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3" table:formula="of:=COUNTIFS([.$E$2:.$E$183]; &quot;=&quot;&amp;[.$H5];[.$F$2:.$F$183]; &quot;=&quot;&amp;[.I$2])" office:value-type="float" office:value="8" calcext:value-type="float">
            <text:p>8</text:p>
          </table:table-cell>
          <table:table-cell table:style-name="ce3" table:formula="of:=COUNTIFS([.$E$2:.$E$183]; &quot;=&quot;&amp;[.$H5];[.$F$2:.$F$183]; &quot;=&quot;&amp;[.J$2])" office:value-type="float" office:value="6" calcext:value-type="float">
            <text:p>6</text:p>
          </table:table-cell>
          <table:table-cell table:style-name="ce3" table:formula="of:=COUNTIFS([.$E$2:.$E$183]; &quot;=&quot;&amp;[.$H5];[.$F$2:.$F$183]; &quot;=&quot;&amp;[.K$2])" office:value-type="float" office:value="4" calcext:value-type="float">
            <text:p>4</text:p>
          </table:table-cell>
          <table:table-cell table:style-name="ce3" table:formula="of:=COUNTIFS([.$E$2:.$E$183]; &quot;=&quot;&amp;[.$H5];[.$F$2:.$F$183]; &quot;=&quot;&amp;[.L$2])" office:value-type="float" office:value="2" calcext:value-type="float">
            <text:p>2</text:p>
          </table:table-cell>
          <table:table-cell table:style-name="ce3" table:formula="of:=COUNTIFS([.$E$2:.$E$183]; &quot;=&quot;&amp;[.$H5];[.$F$2:.$F$183]; &quot;=&quot;&amp;[.M$2])" office:value-type="float" office:value="3" calcext:value-type="float">
            <text:p>3</text:p>
          </table:table-cell>
          <table:table-cell table:style-name="ce3" table:formula="of:=COUNTIFS([.$E$2:.$E$183]; &quot;=&quot;&amp;[.$H5];[.$F$2:.$F$183]; &quot;=&quot;&amp;[.N$2])" office:value-type="float" office:value="0" calcext:value-type="float">
            <text:p>0</text:p>
          </table:table-cell>
          <table:table-cell table:style-name="ce3" table:formula="of:=COUNTIFS([.$E$2:.$E$183]; &quot;=&quot;&amp;[.$H5];[.$F$2:.$F$183]; &quot;=&quot;&amp;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3" table:formula="of:=COUNTIFS([.$E$2:.$E$183]; &quot;=&quot;&amp;[.$H6];[.$F$2:.$F$183]; &quot;=&quot;&amp;[.I$2])" office:value-type="float" office:value="0" calcext:value-type="float">
            <text:p>0</text:p>
          </table:table-cell>
          <table:table-cell table:style-name="ce3" table:formula="of:=COUNTIFS([.$E$2:.$E$183]; &quot;=&quot;&amp;[.$H6];[.$F$2:.$F$183]; &quot;=&quot;&amp;[.J$2])" office:value-type="float" office:value="17" calcext:value-type="float">
            <text:p>17</text:p>
          </table:table-cell>
          <table:table-cell table:style-name="ce3" table:formula="of:=COUNTIFS([.$E$2:.$E$183]; &quot;=&quot;&amp;[.$H6];[.$F$2:.$F$183]; &quot;=&quot;&amp;[.K$2])" office:value-type="float" office:value="0" calcext:value-type="float">
            <text:p>0</text:p>
          </table:table-cell>
          <table:table-cell table:style-name="ce3" table:formula="of:=COUNTIFS([.$E$2:.$E$183]; &quot;=&quot;&amp;[.$H6];[.$F$2:.$F$183]; &quot;=&quot;&amp;[.L$2])" office:value-type="float" office:value="4" calcext:value-type="float">
            <text:p>4</text:p>
          </table:table-cell>
          <table:table-cell table:style-name="ce3" table:formula="of:=COUNTIFS([.$E$2:.$E$183]; &quot;=&quot;&amp;[.$H6];[.$F$2:.$F$183]; &quot;=&quot;&amp;[.M$2])" office:value-type="float" office:value="4" calcext:value-type="float">
            <text:p>4</text:p>
          </table:table-cell>
          <table:table-cell table:style-name="ce3" table:formula="of:=COUNTIFS([.$E$2:.$E$183]; &quot;=&quot;&amp;[.$H6];[.$F$2:.$F$183]; &quot;=&quot;&amp;[.N$2])" office:value-type="float" office:value="0" calcext:value-type="float">
            <text:p>0</text:p>
          </table:table-cell>
          <table:table-cell table:style-name="ce3" table:formula="of:=COUNTIFS([.$E$2:.$E$183]; &quot;=&quot;&amp;[.$H6];[.$F$2:.$F$183]; &quot;=&quot;&amp;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3" table:formula="of:=COUNTIFS([.$E$2:.$E$183]; &quot;=&quot;&amp;[.$H7];[.$F$2:.$F$183]; &quot;=&quot;&amp;[.I$2])" office:value-type="float" office:value="0" calcext:value-type="float">
            <text:p>0</text:p>
          </table:table-cell>
          <table:table-cell table:style-name="ce3" table:formula="of:=COUNTIFS([.$E$2:.$E$183]; &quot;=&quot;&amp;[.$H7];[.$F$2:.$F$183]; &quot;=&quot;&amp;[.J$2])" office:value-type="float" office:value="0" calcext:value-type="float">
            <text:p>0</text:p>
          </table:table-cell>
          <table:table-cell table:style-name="ce3" table:formula="of:=COUNTIFS([.$E$2:.$E$183]; &quot;=&quot;&amp;[.$H7];[.$F$2:.$F$183]; &quot;=&quot;&amp;[.K$2])" office:value-type="float" office:value="0" calcext:value-type="float">
            <text:p>0</text:p>
          </table:table-cell>
          <table:table-cell table:style-name="ce3" table:formula="of:=COUNTIFS([.$E$2:.$E$183]; &quot;=&quot;&amp;[.$H7];[.$F$2:.$F$183]; &quot;=&quot;&amp;[.L$2])" office:value-type="float" office:value="0" calcext:value-type="float">
            <text:p>0</text:p>
          </table:table-cell>
          <table:table-cell table:style-name="ce3" table:formula="of:=COUNTIFS([.$E$2:.$E$183]; &quot;=&quot;&amp;[.$H7];[.$F$2:.$F$183]; &quot;=&quot;&amp;[.M$2])" office:value-type="float" office:value="0" calcext:value-type="float">
            <text:p>0</text:p>
          </table:table-cell>
          <table:table-cell table:style-name="ce3" table:formula="of:=COUNTIFS([.$E$2:.$E$183]; &quot;=&quot;&amp;[.$H7];[.$F$2:.$F$183]; &quot;=&quot;&amp;[.N$2])" office:value-type="float" office:value="1" calcext:value-type="float">
            <text:p>1</text:p>
          </table:table-cell>
          <table:table-cell table:style-name="ce3" table:formula="of:=COUNTIFS([.$E$2:.$E$183]; &quot;=&quot;&amp;[.$H7];[.$F$2:.$F$183]; &quot;=&quot;&amp;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3" table:formula="of:=COUNTIFS([.$E$2:.$E$183]; &quot;=&quot;&amp;[.$H8];[.$F$2:.$F$183]; &quot;=&quot;&amp;[.I$2])" office:value-type="float" office:value="0" calcext:value-type="float">
            <text:p>0</text:p>
          </table:table-cell>
          <table:table-cell table:style-name="ce3" table:formula="of:=COUNTIFS([.$E$2:.$E$183]; &quot;=&quot;&amp;[.$H8];[.$F$2:.$F$183]; &quot;=&quot;&amp;[.J$2])" office:value-type="float" office:value="4" calcext:value-type="float">
            <text:p>4</text:p>
          </table:table-cell>
          <table:table-cell table:style-name="ce3" table:formula="of:=COUNTIFS([.$E$2:.$E$183]; &quot;=&quot;&amp;[.$H8];[.$F$2:.$F$183]; &quot;=&quot;&amp;[.K$2])" office:value-type="float" office:value="0" calcext:value-type="float">
            <text:p>0</text:p>
          </table:table-cell>
          <table:table-cell table:style-name="ce3" table:formula="of:=COUNTIFS([.$E$2:.$E$183]; &quot;=&quot;&amp;[.$H8];[.$F$2:.$F$183]; &quot;=&quot;&amp;[.L$2])" office:value-type="float" office:value="0" calcext:value-type="float">
            <text:p>0</text:p>
          </table:table-cell>
          <table:table-cell table:style-name="ce3" table:formula="of:=COUNTIFS([.$E$2:.$E$183]; &quot;=&quot;&amp;[.$H8];[.$F$2:.$F$183]; &quot;=&quot;&amp;[.M$2])" office:value-type="float" office:value="0" calcext:value-type="float">
            <text:p>0</text:p>
          </table:table-cell>
          <table:table-cell table:style-name="ce3" table:formula="of:=COUNTIFS([.$E$2:.$E$183]; &quot;=&quot;&amp;[.$H8];[.$F$2:.$F$183]; &quot;=&quot;&amp;[.N$2])" office:value-type="float" office:value="0" calcext:value-type="float">
            <text:p>0</text:p>
          </table:table-cell>
          <table:table-cell table:style-name="ce3" table:formula="of:=COUNTIFS([.$E$2:.$E$183]; &quot;=&quot;&amp;[.$H8];[.$F$2:.$F$183]; &quot;=&quot;&amp;[.O$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3" table:formula="of:=COUNTIFS([.$E$2:.$E$183]; &quot;=&quot;&amp;[.$H9];[.$F$2:.$F$183]; &quot;=&quot;&amp;[.I$2])" office:value-type="float" office:value="0" calcext:value-type="float">
            <text:p>0</text:p>
          </table:table-cell>
          <table:table-cell table:style-name="ce3" table:formula="of:=COUNTIFS([.$E$2:.$E$183]; &quot;=&quot;&amp;[.$H9];[.$F$2:.$F$183]; &quot;=&quot;&amp;[.J$2])" office:value-type="float" office:value="1" calcext:value-type="float">
            <text:p>1</text:p>
          </table:table-cell>
          <table:table-cell table:style-name="ce3" table:formula="of:=COUNTIFS([.$E$2:.$E$183]; &quot;=&quot;&amp;[.$H9];[.$F$2:.$F$183]; &quot;=&quot;&amp;[.K$2])" office:value-type="float" office:value="0" calcext:value-type="float">
            <text:p>0</text:p>
          </table:table-cell>
          <table:table-cell table:style-name="ce3" table:formula="of:=COUNTIFS([.$E$2:.$E$183]; &quot;=&quot;&amp;[.$H9];[.$F$2:.$F$183]; &quot;=&quot;&amp;[.L$2])" office:value-type="float" office:value="0" calcext:value-type="float">
            <text:p>0</text:p>
          </table:table-cell>
          <table:table-cell table:style-name="ce3" table:formula="of:=COUNTIFS([.$E$2:.$E$183]; &quot;=&quot;&amp;[.$H9];[.$F$2:.$F$183]; &quot;=&quot;&amp;[.M$2])" office:value-type="float" office:value="0" calcext:value-type="float">
            <text:p>0</text:p>
          </table:table-cell>
          <table:table-cell table:style-name="ce3" table:formula="of:=COUNTIFS([.$E$2:.$E$183]; &quot;=&quot;&amp;[.$H9];[.$F$2:.$F$183]; &quot;=&quot;&amp;[.N$2])" office:value-type="float" office:value="0" calcext:value-type="float">
            <text:p>0</text:p>
          </table:table-cell>
          <table:table-cell table:style-name="ce3" table:formula="of:=COUNTIFS([.$E$2:.$E$183]; &quot;=&quot;&amp;[.$H9];[.$F$2:.$F$183]; &quot;=&quot;&amp;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/>
          <table:table-cell table:style-name="ce1" office:value-type="string" calcext:value-type="string" table:number-columns-spanned="7" table:number-rows-spanned="1">
            <text:p>Valores</text:p>
          </table:table-cell>
          <table:covered-table-cell table:number-columns-repeated="6" table:style-name="ce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D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4" table:formula="of:=COUNTIFS([.$B$2:.$B$183]; &quot;=&quot;&amp;[.$H13];[.$F$2:.$F$183]; &quot;=&quot;&amp;[.I$2])" office:value-type="float" office:value="0" calcext:value-type="float">
            <text:p>0</text:p>
          </table:table-cell>
          <table:table-cell table:style-name="ce11" table:formula="of:=COUNTIFS([.$B$2:.$B$183]; &quot;=&quot;&amp;[.$H13];[.$F$2:.$F$183]; &quot;=&quot;&amp;[.J$2])" office:value-type="float" office:value="29" calcext:value-type="float">
            <text:p>29</text:p>
          </table:table-cell>
          <table:table-cell table:style-name="ce16" table:formula="of:=COUNTIFS([.$B$2:.$B$183]; &quot;=&quot;&amp;[.$H13];[.$F$2:.$F$183]; &quot;=&quot;&amp;[.K$2])" office:value-type="float" office:value="7" calcext:value-type="float">
            <text:p>7</text:p>
          </table:table-cell>
          <table:table-cell table:style-name="ce21" table:formula="of:=COUNTIFS([.$B$2:.$B$183]; &quot;=&quot;&amp;[.$H13];[.$F$2:.$F$183]; &quot;=&quot;&amp;[.L$2])" office:value-type="float" office:value="7" calcext:value-type="float">
            <text:p>7</text:p>
          </table:table-cell>
          <table:table-cell table:style-name="ce26" table:formula="of:=COUNTIFS([.$B$2:.$B$183]; &quot;=&quot;&amp;[.$H13];[.$F$2:.$F$183]; &quot;=&quot;&amp;[.M$2])" office:value-type="float" office:value="10" calcext:value-type="float">
            <text:p>10</text:p>
          </table:table-cell>
          <table:table-cell table:style-name="ce31" table:formula="of:=COUNTIFS([.$B$2:.$B$183]; &quot;=&quot;&amp;[.$H13];[.$F$2:.$F$183]; &quot;=&quot;&amp;[.N$2])" office:value-type="float" office:value="2" calcext:value-type="float">
            <text:p>2</text:p>
          </table:table-cell>
          <table:table-cell table:style-name="ce36" table:formula="of:=COUNTIFS([.$B$2:.$B$183]; &quot;=&quot;&amp;[.$H13];[.$F$2:.$F$183]; &quot;=&quot;&amp;[.O$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table:formula="of:=COUNTIFS([.$B$2:.$B$183]; &quot;=&quot;&amp;[.$H14];[.$F$2:.$F$183]; &quot;=&quot;&amp;[.I$2])" office:value-type="float" office:value="8" calcext:value-type="float">
            <text:p>8</text:p>
          </table:table-cell>
          <table:table-cell table:style-name="ce12" table:formula="of:=COUNTIFS([.$B$2:.$B$183]; &quot;=&quot;&amp;[.$H14];[.$F$2:.$F$183]; &quot;=&quot;&amp;[.J$2])" office:value-type="float" office:value="9" calcext:value-type="float">
            <text:p>9</text:p>
          </table:table-cell>
          <table:table-cell table:style-name="ce17" table:formula="of:=COUNTIFS([.$B$2:.$B$183]; &quot;=&quot;&amp;[.$H14];[.$F$2:.$F$183]; &quot;=&quot;&amp;[.K$2])" office:value-type="float" office:value="46" calcext:value-type="float">
            <text:p>46</text:p>
          </table:table-cell>
          <table:table-cell table:style-name="ce22" table:formula="of:=COUNTIFS([.$B$2:.$B$183]; &quot;=&quot;&amp;[.$H14];[.$F$2:.$F$183]; &quot;=&quot;&amp;[.L$2])" office:value-type="float" office:value="0" calcext:value-type="float">
            <text:p>0</text:p>
          </table:table-cell>
          <table:table-cell table:style-name="ce27" table:formula="of:=COUNTIFS([.$B$2:.$B$183]; &quot;=&quot;&amp;[.$H14];[.$F$2:.$F$183]; &quot;=&quot;&amp;[.M$2])" office:value-type="float" office:value="0" calcext:value-type="float">
            <text:p>0</text:p>
          </table:table-cell>
          <table:table-cell table:style-name="ce32" table:formula="of:=COUNTIFS([.$B$2:.$B$183]; &quot;=&quot;&amp;[.$H14];[.$F$2:.$F$183]; &quot;=&quot;&amp;[.N$2])" office:value-type="float" office:value="0" calcext:value-type="float">
            <text:p>0</text:p>
          </table:table-cell>
          <table:table-cell table:style-name="ce37" table:formula="of:=COUNTIFS([.$B$2:.$B$183]; &quot;=&quot;&amp;[.$H14];[.$F$2:.$F$183]; &quot;=&quot;&amp;[.O$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6" table:formula="of:=COUNTIFS([.$B$2:.$B$183]; &quot;=&quot;&amp;[.$H15];[.$F$2:.$F$183]; &quot;=&quot;&amp;[.I$2])" office:value-type="float" office:value="0" calcext:value-type="float">
            <text:p>0</text:p>
          </table:table-cell>
          <table:table-cell table:style-name="ce13" table:formula="of:=COUNTIFS([.$B$2:.$B$183]; &quot;=&quot;&amp;[.$H15];[.$F$2:.$F$183]; &quot;=&quot;&amp;[.J$2])" office:value-type="float" office:value="0" calcext:value-type="float">
            <text:p>0</text:p>
          </table:table-cell>
          <table:table-cell table:style-name="ce18" table:formula="of:=COUNTIFS([.$B$2:.$B$183]; &quot;=&quot;&amp;[.$H15];[.$F$2:.$F$183]; &quot;=&quot;&amp;[.K$2])" office:value-type="float" office:value="63" calcext:value-type="float">
            <text:p>63</text:p>
          </table:table-cell>
          <table:table-cell table:style-name="ce23" table:formula="of:=COUNTIFS([.$B$2:.$B$183]; &quot;=&quot;&amp;[.$H15];[.$F$2:.$F$183]; &quot;=&quot;&amp;[.L$2])" office:value-type="float" office:value="0" calcext:value-type="float">
            <text:p>0</text:p>
          </table:table-cell>
          <table:table-cell table:style-name="ce28" table:formula="of:=COUNTIFS([.$B$2:.$B$183]; &quot;=&quot;&amp;[.$H15];[.$F$2:.$F$183]; &quot;=&quot;&amp;[.M$2])" office:value-type="float" office:value="0" calcext:value-type="float">
            <text:p>0</text:p>
          </table:table-cell>
          <table:table-cell table:style-name="ce33" table:formula="of:=COUNTIFS([.$B$2:.$B$183]; &quot;=&quot;&amp;[.$H15];[.$F$2:.$F$183]; &quot;=&quot;&amp;[.N$2])" office:value-type="float" office:value="0" calcext:value-type="float">
            <text:p>0</text:p>
          </table:table-cell>
          <table:table-cell table:style-name="ce38" table:formula="of:=COUNTIFS([.$B$2:.$B$183]; &quot;=&quot;&amp;[.$H15];[.$F$2:.$F$183]; &quot;=&quot;&amp;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/>
          <table:table-cell table:style-name="ce1" office:value-type="string" calcext:value-type="string" table:number-columns-spanned="7" table:number-rows-spanned="1">
            <text:p>Valores</text:p>
          </table:table-cell>
          <table:covered-table-cell table:number-columns-repeated="6" table:style-name="ce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Window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7" table:formula="of:=COUNTIFS([.$C$2:.$C$183]; &quot;=&quot;&amp;[.$H19];[.$F$2:.$F$183]; &quot;=&quot;&amp;[.I$2])" office:value-type="float" office:value="3" calcext:value-type="float">
            <text:p>3</text:p>
          </table:table-cell>
          <table:table-cell table:style-name="ce7" table:formula="of:=COUNTIFS([.$C$2:.$C$183]; &quot;=&quot;&amp;[.$H19];[.$F$2:.$F$183]; &quot;=&quot;&amp;[.J$2])" office:value-type="float" office:value="0" calcext:value-type="float">
            <text:p>0</text:p>
          </table:table-cell>
          <table:table-cell table:style-name="ce7" table:formula="of:=COUNTIFS([.$C$2:.$C$183]; &quot;=&quot;&amp;[.$H19];[.$F$2:.$F$183]; &quot;=&quot;&amp;[.K$2])" office:value-type="float" office:value="11" calcext:value-type="float">
            <text:p>11</text:p>
          </table:table-cell>
          <table:table-cell table:style-name="ce7" table:formula="of:=COUNTIFS([.$C$2:.$C$183]; &quot;=&quot;&amp;[.$H19];[.$F$2:.$F$183]; &quot;=&quot;&amp;[.L$2])" office:value-type="float" office:value="0" calcext:value-type="float">
            <text:p>0</text:p>
          </table:table-cell>
          <table:table-cell table:style-name="ce7" table:formula="of:=COUNTIFS([.$C$2:.$C$183]; &quot;=&quot;&amp;[.$H19];[.$F$2:.$F$183]; &quot;=&quot;&amp;[.M$2])" office:value-type="float" office:value="3" calcext:value-type="float">
            <text:p>3</text:p>
          </table:table-cell>
          <table:table-cell table:style-name="ce7" table:formula="of:=COUNTIFS([.$C$2:.$C$183]; &quot;=&quot;&amp;[.$H19];[.$F$2:.$F$183]; &quot;=&quot;&amp;[.N$2])" office:value-type="float" office:value="1" calcext:value-type="float">
            <text:p>1</text:p>
          </table:table-cell>
          <table:table-cell table:style-name="ce7" table:formula="of:=COUNTIFS([.$C$2:.$C$183]; &quot;=&quot;&amp;[.$H19];[.$F$2:.$F$183]; &quot;=&quot;&amp;[.O$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7" table:formula="of:=COUNTIFS([.$C$2:.$C$183]; &quot;=&quot;&amp;[.$H20];[.$F$2:.$F$183]; &quot;=&quot;&amp;[.I$2])" office:value-type="float" office:value="3" calcext:value-type="float">
            <text:p>3</text:p>
          </table:table-cell>
          <table:table-cell table:style-name="ce7" table:formula="of:=COUNTIFS([.$C$2:.$C$183]; &quot;=&quot;&amp;[.$H20];[.$F$2:.$F$183]; &quot;=&quot;&amp;[.J$2])" office:value-type="float" office:value="0" calcext:value-type="float">
            <text:p>0</text:p>
          </table:table-cell>
          <table:table-cell table:style-name="ce7" table:formula="of:=COUNTIFS([.$C$2:.$C$183]; &quot;=&quot;&amp;[.$H20];[.$F$2:.$F$183]; &quot;=&quot;&amp;[.K$2])" office:value-type="float" office:value="11" calcext:value-type="float">
            <text:p>11</text:p>
          </table:table-cell>
          <table:table-cell table:style-name="ce7" table:formula="of:=COUNTIFS([.$C$2:.$C$183]; &quot;=&quot;&amp;[.$H20];[.$F$2:.$F$183]; &quot;=&quot;&amp;[.L$2])" office:value-type="float" office:value="1" calcext:value-type="float">
            <text:p>1</text:p>
          </table:table-cell>
          <table:table-cell table:style-name="ce7" table:formula="of:=COUNTIFS([.$C$2:.$C$183]; &quot;=&quot;&amp;[.$H20];[.$F$2:.$F$183]; &quot;=&quot;&amp;[.M$2])" office:value-type="float" office:value="3" calcext:value-type="float">
            <text:p>3</text:p>
          </table:table-cell>
          <table:table-cell table:style-name="ce7" table:formula="of:=COUNTIFS([.$C$2:.$C$183]; &quot;=&quot;&amp;[.$H20];[.$F$2:.$F$183]; &quot;=&quot;&amp;[.N$2])" office:value-type="float" office:value="1" calcext:value-type="float">
            <text:p>1</text:p>
          </table:table-cell>
          <table:table-cell table:style-name="ce7" table:formula="of:=COUNTIFS([.$C$2:.$C$183]; &quot;=&quot;&amp;[.$H20];[.$F$2:.$F$183]; &quot;=&quot;&amp;[.O$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7" table:formula="of:=COUNTIFS([.$C$2:.$C$183]; &quot;=&quot;&amp;[.$H21];[.$F$2:.$F$183]; &quot;=&quot;&amp;[.I$2])" office:value-type="float" office:value="2" calcext:value-type="float">
            <text:p>2</text:p>
          </table:table-cell>
          <table:table-cell table:style-name="ce7" table:formula="of:=COUNTIFS([.$C$2:.$C$183]; &quot;=&quot;&amp;[.$H21];[.$F$2:.$F$183]; &quot;=&quot;&amp;[.J$2])" office:value-type="float" office:value="5" calcext:value-type="float">
            <text:p>5</text:p>
          </table:table-cell>
          <table:table-cell table:style-name="ce7" table:formula="of:=COUNTIFS([.$C$2:.$C$183]; &quot;=&quot;&amp;[.$H21];[.$F$2:.$F$183]; &quot;=&quot;&amp;[.K$2])" office:value-type="float" office:value="8" calcext:value-type="float">
            <text:p>8</text:p>
          </table:table-cell>
          <table:table-cell table:style-name="ce7" table:formula="of:=COUNTIFS([.$C$2:.$C$183]; &quot;=&quot;&amp;[.$H21];[.$F$2:.$F$183]; &quot;=&quot;&amp;[.L$2])" office:value-type="float" office:value="1" calcext:value-type="float">
            <text:p>1</text:p>
          </table:table-cell>
          <table:table-cell table:style-name="ce7" table:formula="of:=COUNTIFS([.$C$2:.$C$183]; &quot;=&quot;&amp;[.$H21];[.$F$2:.$F$183]; &quot;=&quot;&amp;[.M$2])" office:value-type="float" office:value="3" calcext:value-type="float">
            <text:p>3</text:p>
          </table:table-cell>
          <table:table-cell table:style-name="ce7" table:formula="of:=COUNTIFS([.$C$2:.$C$183]; &quot;=&quot;&amp;[.$H21];[.$F$2:.$F$183]; &quot;=&quot;&amp;[.N$2])" office:value-type="float" office:value="0" calcext:value-type="float">
            <text:p>0</text:p>
          </table:table-cell>
          <table:table-cell table:style-name="ce7" table:formula="of:=COUNTIFS([.$C$2:.$C$183]; &quot;=&quot;&amp;[.$H21];[.$F$2:.$F$183]; &quot;=&quot;&amp;[.O$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style-name="ce7" table:formula="of:=COUNTIFS([.$C$2:.$C$183]; &quot;=&quot;&amp;[.$H22];[.$F$2:.$F$183]; &quot;=&quot;&amp;[.I$2])" office:value-type="float" office:value="0" calcext:value-type="float">
            <text:p>0</text:p>
          </table:table-cell>
          <table:table-cell table:style-name="ce7" table:formula="of:=COUNTIFS([.$C$2:.$C$183]; &quot;=&quot;&amp;[.$H22];[.$F$2:.$F$183]; &quot;=&quot;&amp;[.J$2])" office:value-type="float" office:value="5" calcext:value-type="float">
            <text:p>5</text:p>
          </table:table-cell>
          <table:table-cell table:style-name="ce7" table:formula="of:=COUNTIFS([.$C$2:.$C$183]; &quot;=&quot;&amp;[.$H22];[.$F$2:.$F$183]; &quot;=&quot;&amp;[.K$2])" office:value-type="float" office:value="11" calcext:value-type="float">
            <text:p>11</text:p>
          </table:table-cell>
          <table:table-cell table:style-name="ce7" table:formula="of:=COUNTIFS([.$C$2:.$C$183]; &quot;=&quot;&amp;[.$H22];[.$F$2:.$F$183]; &quot;=&quot;&amp;[.L$2])" office:value-type="float" office:value="3" calcext:value-type="float">
            <text:p>3</text:p>
          </table:table-cell>
          <table:table-cell table:style-name="ce7" table:formula="of:=COUNTIFS([.$C$2:.$C$183]; &quot;=&quot;&amp;[.$H22];[.$F$2:.$F$183]; &quot;=&quot;&amp;[.M$2])" office:value-type="float" office:value="1" calcext:value-type="float">
            <text:p>1</text:p>
          </table:table-cell>
          <table:table-cell table:style-name="ce7" table:formula="of:=COUNTIFS([.$C$2:.$C$183]; &quot;=&quot;&amp;[.$H22];[.$F$2:.$F$183]; &quot;=&quot;&amp;[.N$2])" office:value-type="float" office:value="0" calcext:value-type="float">
            <text:p>0</text:p>
          </table:table-cell>
          <table:table-cell table:style-name="ce7" table:formula="of:=COUNTIFS([.$C$2:.$C$183]; &quot;=&quot;&amp;[.$H22];[.$F$2:.$F$183]; &quot;=&quot;&amp;[.O$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 table:style-name="ce7" table:formula="of:=COUNTIFS([.$C$2:.$C$183]; &quot;=&quot;&amp;[.$H23];[.$F$2:.$F$183]; &quot;=&quot;&amp;[.I$2])" office:value-type="float" office:value="0" calcext:value-type="float">
            <text:p>0</text:p>
          </table:table-cell>
          <table:table-cell table:style-name="ce7" table:formula="of:=COUNTIFS([.$C$2:.$C$183]; &quot;=&quot;&amp;[.$H23];[.$F$2:.$F$183]; &quot;=&quot;&amp;[.J$2])" office:value-type="float" office:value="7" calcext:value-type="float">
            <text:p>7</text:p>
          </table:table-cell>
          <table:table-cell table:style-name="ce7" table:formula="of:=COUNTIFS([.$C$2:.$C$183]; &quot;=&quot;&amp;[.$H23];[.$F$2:.$F$183]; &quot;=&quot;&amp;[.K$2])" office:value-type="float" office:value="12" calcext:value-type="float">
            <text:p>12</text:p>
          </table:table-cell>
          <table:table-cell table:style-name="ce7" table:formula="of:=COUNTIFS([.$C$2:.$C$183]; &quot;=&quot;&amp;[.$H23];[.$F$2:.$F$183]; &quot;=&quot;&amp;[.L$2])" office:value-type="float" office:value="2" calcext:value-type="float">
            <text:p>2</text:p>
          </table:table-cell>
          <table:table-cell table:style-name="ce7" table:formula="of:=COUNTIFS([.$C$2:.$C$183]; &quot;=&quot;&amp;[.$H23];[.$F$2:.$F$183]; &quot;=&quot;&amp;[.M$2])" office:value-type="float" office:value="0" calcext:value-type="float">
            <text:p>0</text:p>
          </table:table-cell>
          <table:table-cell table:style-name="ce7" table:formula="of:=COUNTIFS([.$C$2:.$C$183]; &quot;=&quot;&amp;[.$H23];[.$F$2:.$F$183]; &quot;=&quot;&amp;[.N$2])" office:value-type="float" office:value="0" calcext:value-type="float">
            <text:p>0</text:p>
          </table:table-cell>
          <table:table-cell table:style-name="ce7" table:formula="of:=COUNTIFS([.$C$2:.$C$183]; &quot;=&quot;&amp;[.$H23];[.$F$2:.$F$183]; &quot;=&quot;&amp;[.O$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7" table:formula="of:=COUNTIFS([.$C$2:.$C$183]; &quot;=&quot;&amp;[.$H24];[.$F$2:.$F$183]; &quot;=&quot;&amp;[.I$2])" office:value-type="float" office:value="0" calcext:value-type="float">
            <text:p>0</text:p>
          </table:table-cell>
          <table:table-cell table:style-name="ce7" table:formula="of:=COUNTIFS([.$C$2:.$C$183]; &quot;=&quot;&amp;[.$H24];[.$F$2:.$F$183]; &quot;=&quot;&amp;[.J$2])" office:value-type="float" office:value="5" calcext:value-type="float">
            <text:p>5</text:p>
          </table:table-cell>
          <table:table-cell table:style-name="ce7" table:formula="of:=COUNTIFS([.$C$2:.$C$183]; &quot;=&quot;&amp;[.$H24];[.$F$2:.$F$183]; &quot;=&quot;&amp;[.K$2])" office:value-type="float" office:value="16" calcext:value-type="float">
            <text:p>16</text:p>
          </table:table-cell>
          <table:table-cell table:style-name="ce7" table:formula="of:=COUNTIFS([.$C$2:.$C$183]; &quot;=&quot;&amp;[.$H24];[.$F$2:.$F$183]; &quot;=&quot;&amp;[.L$2])" office:value-type="float" office:value="0" calcext:value-type="float">
            <text:p>0</text:p>
          </table:table-cell>
          <table:table-cell table:style-name="ce7" table:formula="of:=COUNTIFS([.$C$2:.$C$183]; &quot;=&quot;&amp;[.$H24];[.$F$2:.$F$183]; &quot;=&quot;&amp;[.M$2])" office:value-type="float" office:value="0" calcext:value-type="float">
            <text:p>0</text:p>
          </table:table-cell>
          <table:table-cell table:style-name="ce7" table:formula="of:=COUNTIFS([.$C$2:.$C$183]; &quot;=&quot;&amp;[.$H24];[.$F$2:.$F$183]; &quot;=&quot;&amp;[.N$2])" office:value-type="float" office:value="0" calcext:value-type="float">
            <text:p>0</text:p>
          </table:table-cell>
          <table:table-cell table:style-name="ce7" table:formula="of:=COUNTIFS([.$C$2:.$C$183]; &quot;=&quot;&amp;[.$H24];[.$F$2:.$F$183]; &quot;=&quot;&amp;[.O$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table:style-name="ce7" table:formula="of:=COUNTIFS([.$C$2:.$C$183]; &quot;=&quot;&amp;[.$H25];[.$F$2:.$F$183]; &quot;=&quot;&amp;[.I$2])" office:value-type="float" office:value="0" calcext:value-type="float">
            <text:p>0</text:p>
          </table:table-cell>
          <table:table-cell table:style-name="ce7" table:formula="of:=COUNTIFS([.$C$2:.$C$183]; &quot;=&quot;&amp;[.$H25];[.$F$2:.$F$183]; &quot;=&quot;&amp;[.J$2])" office:value-type="float" office:value="5" calcext:value-type="float">
            <text:p>5</text:p>
          </table:table-cell>
          <table:table-cell table:style-name="ce7" table:formula="of:=COUNTIFS([.$C$2:.$C$183]; &quot;=&quot;&amp;[.$H25];[.$F$2:.$F$183]; &quot;=&quot;&amp;[.K$2])" office:value-type="float" office:value="16" calcext:value-type="float">
            <text:p>16</text:p>
          </table:table-cell>
          <table:table-cell table:style-name="ce7" table:formula="of:=COUNTIFS([.$C$2:.$C$183]; &quot;=&quot;&amp;[.$H25];[.$F$2:.$F$183]; &quot;=&quot;&amp;[.L$2])" office:value-type="float" office:value="0" calcext:value-type="float">
            <text:p>0</text:p>
          </table:table-cell>
          <table:table-cell table:style-name="ce7" table:formula="of:=COUNTIFS([.$C$2:.$C$183]; &quot;=&quot;&amp;[.$H25];[.$F$2:.$F$183]; &quot;=&quot;&amp;[.M$2])" office:value-type="float" office:value="0" calcext:value-type="float">
            <text:p>0</text:p>
          </table:table-cell>
          <table:table-cell table:style-name="ce7" table:formula="of:=COUNTIFS([.$C$2:.$C$183]; &quot;=&quot;&amp;[.$H25];[.$F$2:.$F$183]; &quot;=&quot;&amp;[.N$2])" office:value-type="float" office:value="0" calcext:value-type="float">
            <text:p>0</text:p>
          </table:table-cell>
          <table:table-cell table:style-name="ce7" table:formula="of:=COUNTIFS([.$C$2:.$C$183]; &quot;=&quot;&amp;[.$H25];[.$F$2:.$F$183]; &quot;=&quot;&amp;[.O$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33" calcext:value-type="float">
            <text:p>33</text:p>
          </table:table-cell>
          <table:table-cell table:style-name="ce8" table:formula="of:=COUNTIFS([.$C$2:.$C$183]; &quot;=&quot;&amp;[.$H26];[.$F$2:.$F$183]; &quot;=&quot;&amp;[.I$2])" office:value-type="float" office:value="0" calcext:value-type="float">
            <text:p>0</text:p>
          </table:table-cell>
          <table:table-cell table:style-name="ce14" table:formula="of:=COUNTIFS([.$C$2:.$C$183]; &quot;=&quot;&amp;[.$H26];[.$F$2:.$F$183]; &quot;=&quot;&amp;[.J$2])" office:value-type="float" office:value="4" calcext:value-type="float">
            <text:p>4</text:p>
          </table:table-cell>
          <table:table-cell table:style-name="ce19" table:formula="of:=COUNTIFS([.$C$2:.$C$183]; &quot;=&quot;&amp;[.$H26];[.$F$2:.$F$183]; &quot;=&quot;&amp;[.K$2])" office:value-type="float" office:value="17" calcext:value-type="float">
            <text:p>17</text:p>
          </table:table-cell>
          <table:table-cell table:style-name="ce24" table:formula="of:=COUNTIFS([.$C$2:.$C$183]; &quot;=&quot;&amp;[.$H26];[.$F$2:.$F$183]; &quot;=&quot;&amp;[.L$2])" office:value-type="float" office:value="0" calcext:value-type="float">
            <text:p>0</text:p>
          </table:table-cell>
          <table:table-cell table:style-name="ce29" table:formula="of:=COUNTIFS([.$C$2:.$C$183]; &quot;=&quot;&amp;[.$H26];[.$F$2:.$F$183]; &quot;=&quot;&amp;[.M$2])" office:value-type="float" office:value="0" calcext:value-type="float">
            <text:p>0</text:p>
          </table:table-cell>
          <table:table-cell table:style-name="ce34" table:formula="of:=COUNTIFS([.$C$2:.$C$183]; &quot;=&quot;&amp;[.$H26];[.$F$2:.$F$183]; &quot;=&quot;&amp;[.N$2])" office:value-type="float" office:value="0" calcext:value-type="float">
            <text:p>0</text:p>
          </table:table-cell>
          <table:table-cell table:style-name="ce39" table:formula="of:=COUNTIFS([.$C$2:.$C$183]; &quot;=&quot;&amp;[.$H26];[.$F$2:.$F$183]; &quot;=&quot;&amp;[.O$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37" calcext:value-type="float">
            <text:p>37</text:p>
          </table:table-cell>
          <table:table-cell table:style-name="ce9" table:formula="of:=COUNTIFS([.$C$2:.$C$183]; &quot;=&quot;&amp;[.$H27];[.$F$2:.$F$183]; &quot;=&quot;&amp;[.I$2])" office:value-type="float" office:value="0" calcext:value-type="float">
            <text:p>0</text:p>
          </table:table-cell>
          <table:table-cell table:style-name="ce15" table:formula="of:=COUNTIFS([.$C$2:.$C$183]; &quot;=&quot;&amp;[.$H27];[.$F$2:.$F$183]; &quot;=&quot;&amp;[.J$2])" office:value-type="float" office:value="7" calcext:value-type="float">
            <text:p>7</text:p>
          </table:table-cell>
          <table:table-cell table:style-name="ce20" table:formula="of:=COUNTIFS([.$C$2:.$C$183]; &quot;=&quot;&amp;[.$H27];[.$F$2:.$F$183]; &quot;=&quot;&amp;[.K$2])" office:value-type="float" office:value="14" calcext:value-type="float">
            <text:p>14</text:p>
          </table:table-cell>
          <table:table-cell table:style-name="ce25" table:formula="of:=COUNTIFS([.$C$2:.$C$183]; &quot;=&quot;&amp;[.$H27];[.$F$2:.$F$183]; &quot;=&quot;&amp;[.L$2])" office:value-type="float" office:value="0" calcext:value-type="float">
            <text:p>0</text:p>
          </table:table-cell>
          <table:table-cell table:style-name="ce30" table:formula="of:=COUNTIFS([.$C$2:.$C$183]; &quot;=&quot;&amp;[.$H27];[.$F$2:.$F$183]; &quot;=&quot;&amp;[.M$2])" office:value-type="float" office:value="0" calcext:value-type="float">
            <text:p>0</text:p>
          </table:table-cell>
          <table:table-cell table:style-name="ce35" table:formula="of:=COUNTIFS([.$C$2:.$C$183]; &quot;=&quot;&amp;[.$H27];[.$F$2:.$F$183]; &quot;=&quot;&amp;[.N$2])" office:value-type="float" office:value="0" calcext:value-type="float">
            <text:p>0</text:p>
          </table:table-cell>
          <table:table-cell table:style-name="ce40" table:formula="of:=COUNTIFS([.$C$2:.$C$183]; &quot;=&quot;&amp;[.$H27];[.$F$2:.$F$183]; &quot;=&quot;&amp;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/>
          <table:table-cell table:style-name="ce1" office:value-type="string" calcext:value-type="string" table:number-columns-spanned="7" table:number-rows-spanned="1">
            <text:p>Valores</text:p>
          </table:table-cell>
          <table:covered-table-cell table:number-columns-repeated="6" table:style-name="ce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Permitted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10" table:formula="of:=COUNTIFS([.$C$2:.$C$183]; &quot;=&quot;&amp;[.$H31];[.$F$2:.$F$183]; &quot;=&quot;&amp;[.I$2])" office:value-type="float" office:value="0" calcext:value-type="float">
            <text:p>0</text:p>
          </table:table-cell>
          <table:table-cell table:style-name="ce10" table:formula="of:=COUNTIFS([.$C$2:.$C$183]; &quot;=&quot;&amp;[.$H31];[.$F$2:.$F$183]; &quot;=&quot;&amp;[.J$2])" office:value-type="float" office:value="0" calcext:value-type="float">
            <text:p>0</text:p>
          </table:table-cell>
          <table:table-cell table:style-name="ce10" table:formula="of:=COUNTIFS([.$C$2:.$C$183]; &quot;=&quot;&amp;[.$H31];[.$F$2:.$F$183]; &quot;=&quot;&amp;[.K$2])" office:value-type="float" office:value="0" calcext:value-type="float">
            <text:p>0</text:p>
          </table:table-cell>
          <table:table-cell table:style-name="ce10" table:formula="of:=COUNTIFS([.$C$2:.$C$183]; &quot;=&quot;&amp;[.$H31];[.$F$2:.$F$183]; &quot;=&quot;&amp;[.L$2])" office:value-type="float" office:value="0" calcext:value-type="float">
            <text:p>0</text:p>
          </table:table-cell>
          <table:table-cell table:style-name="ce10" table:formula="of:=COUNTIFS([.$C$2:.$C$183]; &quot;=&quot;&amp;[.$H31];[.$F$2:.$F$183]; &quot;=&quot;&amp;[.M$2])" office:value-type="float" office:value="0" calcext:value-type="float">
            <text:p>0</text:p>
          </table:table-cell>
          <table:table-cell table:style-name="ce10" table:formula="of:=COUNTIFS([.$C$2:.$C$183]; &quot;=&quot;&amp;[.$H31];[.$F$2:.$F$183]; &quot;=&quot;&amp;[.N$2])" office:value-type="float" office:value="0" calcext:value-type="float">
            <text:p>0</text:p>
          </table:table-cell>
          <table:table-cell table:style-name="ce10" table:formula="of:=COUNTIFS([.$C$2:.$C$183]; &quot;=&quot;&amp;[.$H31];[.$F$2:.$F$183]; &quot;=&quot;&amp;[.O$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 table:formula="of:=COUNTIFS([.$C$2:.$C$183]; &quot;=&quot;&amp;[.$H32];[.$F$2:.$F$183]; &quot;=&quot;&amp;[.I$2])" office:value-type="float" office:value="3" calcext:value-type="float">
            <text:p>3</text:p>
          </table:table-cell>
          <table:table-cell table:style-name="ce10" table:formula="of:=COUNTIFS([.$C$2:.$C$183]; &quot;=&quot;&amp;[.$H32];[.$F$2:.$F$183]; &quot;=&quot;&amp;[.J$2])" office:value-type="float" office:value="0" calcext:value-type="float">
            <text:p>0</text:p>
          </table:table-cell>
          <table:table-cell table:style-name="ce10" table:formula="of:=COUNTIFS([.$C$2:.$C$183]; &quot;=&quot;&amp;[.$H32];[.$F$2:.$F$183]; &quot;=&quot;&amp;[.K$2])" office:value-type="float" office:value="11" calcext:value-type="float">
            <text:p>11</text:p>
          </table:table-cell>
          <table:table-cell table:style-name="ce10" table:formula="of:=COUNTIFS([.$C$2:.$C$183]; &quot;=&quot;&amp;[.$H32];[.$F$2:.$F$183]; &quot;=&quot;&amp;[.L$2])" office:value-type="float" office:value="0" calcext:value-type="float">
            <text:p>0</text:p>
          </table:table-cell>
          <table:table-cell table:style-name="ce10" table:formula="of:=COUNTIFS([.$C$2:.$C$183]; &quot;=&quot;&amp;[.$H32];[.$F$2:.$F$183]; &quot;=&quot;&amp;[.M$2])" office:value-type="float" office:value="3" calcext:value-type="float">
            <text:p>3</text:p>
          </table:table-cell>
          <table:table-cell table:style-name="ce10" table:formula="of:=COUNTIFS([.$C$2:.$C$183]; &quot;=&quot;&amp;[.$H32];[.$F$2:.$F$183]; &quot;=&quot;&amp;[.N$2])" office:value-type="float" office:value="1" calcext:value-type="float">
            <text:p>1</text:p>
          </table:table-cell>
          <table:table-cell table:style-name="ce10" table:formula="of:=COUNTIFS([.$C$2:.$C$183]; &quot;=&quot;&amp;[.$H32];[.$F$2:.$F$183]; &quot;=&quot;&amp;[.O$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10" table:formula="of:=COUNTIFS([.$C$2:.$C$183]; &quot;=&quot;&amp;[.$H33];[.$F$2:.$F$183]; &quot;=&quot;&amp;[.I$2])" office:value-type="float" office:value="0" calcext:value-type="float">
            <text:p>0</text:p>
          </table:table-cell>
          <table:table-cell table:style-name="ce10" table:formula="of:=COUNTIFS([.$C$2:.$C$183]; &quot;=&quot;&amp;[.$H33];[.$F$2:.$F$183]; &quot;=&quot;&amp;[.J$2])" office:value-type="float" office:value="0" calcext:value-type="float">
            <text:p>0</text:p>
          </table:table-cell>
          <table:table-cell table:style-name="ce10" table:formula="of:=COUNTIFS([.$C$2:.$C$183]; &quot;=&quot;&amp;[.$H33];[.$F$2:.$F$183]; &quot;=&quot;&amp;[.K$2])" office:value-type="float" office:value="0" calcext:value-type="float">
            <text:p>0</text:p>
          </table:table-cell>
          <table:table-cell table:style-name="ce10" table:formula="of:=COUNTIFS([.$C$2:.$C$183]; &quot;=&quot;&amp;[.$H33];[.$F$2:.$F$183]; &quot;=&quot;&amp;[.L$2])" office:value-type="float" office:value="0" calcext:value-type="float">
            <text:p>0</text:p>
          </table:table-cell>
          <table:table-cell table:style-name="ce10" table:formula="of:=COUNTIFS([.$C$2:.$C$183]; &quot;=&quot;&amp;[.$H33];[.$F$2:.$F$183]; &quot;=&quot;&amp;[.M$2])" office:value-type="float" office:value="0" calcext:value-type="float">
            <text:p>0</text:p>
          </table:table-cell>
          <table:table-cell table:style-name="ce10" table:formula="of:=COUNTIFS([.$C$2:.$C$183]; &quot;=&quot;&amp;[.$H33];[.$F$2:.$F$183]; &quot;=&quot;&amp;[.N$2])" office:value-type="float" office:value="0" calcext:value-type="float">
            <text:p>0</text:p>
          </table:table-cell>
          <table:table-cell table:style-name="ce10" table:formula="of:=COUNTIFS([.$C$2:.$C$183]; &quot;=&quot;&amp;[.$H33];[.$F$2:.$F$183]; &quot;=&quot;&amp;[.O$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style-name="ce10" table:formula="of:=COUNTIFS([.$C$2:.$C$183]; &quot;=&quot;&amp;[.$H34];[.$F$2:.$F$183]; &quot;=&quot;&amp;[.I$2])" office:value-type="float" office:value="0" calcext:value-type="float">
            <text:p>0</text:p>
          </table:table-cell>
          <table:table-cell table:style-name="ce10" table:formula="of:=COUNTIFS([.$C$2:.$C$183]; &quot;=&quot;&amp;[.$H34];[.$F$2:.$F$183]; &quot;=&quot;&amp;[.J$2])" office:value-type="float" office:value="5" calcext:value-type="float">
            <text:p>5</text:p>
          </table:table-cell>
          <table:table-cell table:style-name="ce10" table:formula="of:=COUNTIFS([.$C$2:.$C$183]; &quot;=&quot;&amp;[.$H34];[.$F$2:.$F$183]; &quot;=&quot;&amp;[.K$2])" office:value-type="float" office:value="11" calcext:value-type="float">
            <text:p>11</text:p>
          </table:table-cell>
          <table:table-cell table:style-name="ce10" table:formula="of:=COUNTIFS([.$C$2:.$C$183]; &quot;=&quot;&amp;[.$H34];[.$F$2:.$F$183]; &quot;=&quot;&amp;[.L$2])" office:value-type="float" office:value="3" calcext:value-type="float">
            <text:p>3</text:p>
          </table:table-cell>
          <table:table-cell table:style-name="ce10" table:formula="of:=COUNTIFS([.$C$2:.$C$183]; &quot;=&quot;&amp;[.$H34];[.$F$2:.$F$183]; &quot;=&quot;&amp;[.M$2])" office:value-type="float" office:value="1" calcext:value-type="float">
            <text:p>1</text:p>
          </table:table-cell>
          <table:table-cell table:style-name="ce10" table:formula="of:=COUNTIFS([.$C$2:.$C$183]; &quot;=&quot;&amp;[.$H34];[.$F$2:.$F$183]; &quot;=&quot;&amp;[.N$2])" office:value-type="float" office:value="0" calcext:value-type="float">
            <text:p>0</text:p>
          </table:table-cell>
          <table:table-cell table:style-name="ce10" table:formula="of:=COUNTIFS([.$C$2:.$C$183]; &quot;=&quot;&amp;[.$H34];[.$F$2:.$F$183]; &quot;=&quot;&amp;[.O$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table:style-name="ce10" table:formula="of:=COUNTIFS([.$C$2:.$C$183]; &quot;=&quot;&amp;[.$H35];[.$F$2:.$F$183]; &quot;=&quot;&amp;[.I$2])" office:value-type="float" office:value="0" calcext:value-type="float">
            <text:p>0</text:p>
          </table:table-cell>
          <table:table-cell table:style-name="ce10" table:formula="of:=COUNTIFS([.$C$2:.$C$183]; &quot;=&quot;&amp;[.$H35];[.$F$2:.$F$183]; &quot;=&quot;&amp;[.J$2])" office:value-type="float" office:value="0" calcext:value-type="float">
            <text:p>0</text:p>
          </table:table-cell>
          <table:table-cell table:style-name="ce10" table:formula="of:=COUNTIFS([.$C$2:.$C$183]; &quot;=&quot;&amp;[.$H35];[.$F$2:.$F$183]; &quot;=&quot;&amp;[.K$2])" office:value-type="float" office:value="0" calcext:value-type="float">
            <text:p>0</text:p>
          </table:table-cell>
          <table:table-cell table:style-name="ce10" table:formula="of:=COUNTIFS([.$C$2:.$C$183]; &quot;=&quot;&amp;[.$H35];[.$F$2:.$F$183]; &quot;=&quot;&amp;[.L$2])" office:value-type="float" office:value="0" calcext:value-type="float">
            <text:p>0</text:p>
          </table:table-cell>
          <table:table-cell table:style-name="ce10" table:formula="of:=COUNTIFS([.$C$2:.$C$183]; &quot;=&quot;&amp;[.$H35];[.$F$2:.$F$183]; &quot;=&quot;&amp;[.M$2])" office:value-type="float" office:value="0" calcext:value-type="float">
            <text:p>0</text:p>
          </table:table-cell>
          <table:table-cell table:style-name="ce10" table:formula="of:=COUNTIFS([.$C$2:.$C$183]; &quot;=&quot;&amp;[.$H35];[.$F$2:.$F$183]; &quot;=&quot;&amp;[.N$2])" office:value-type="float" office:value="0" calcext:value-type="float">
            <text:p>0</text:p>
          </table:table-cell>
          <table:table-cell table:style-name="ce10" table:formula="of:=COUNTIFS([.$C$2:.$C$183]; &quot;=&quot;&amp;[.$H35];[.$F$2:.$F$183]; &quot;=&quot;&amp;[.O$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table:style-name="ce10" table:formula="of:=COUNTIFS([.$C$2:.$C$183]; &quot;=&quot;&amp;[.$H36];[.$F$2:.$F$183]; &quot;=&quot;&amp;[.I$2])" office:value-type="float" office:value="0" calcext:value-type="float">
            <text:p>0</text:p>
          </table:table-cell>
          <table:table-cell table:style-name="ce10" table:formula="of:=COUNTIFS([.$C$2:.$C$183]; &quot;=&quot;&amp;[.$H36];[.$F$2:.$F$183]; &quot;=&quot;&amp;[.J$2])" office:value-type="float" office:value="5" calcext:value-type="float">
            <text:p>5</text:p>
          </table:table-cell>
          <table:table-cell table:style-name="ce10" table:formula="of:=COUNTIFS([.$C$2:.$C$183]; &quot;=&quot;&amp;[.$H36];[.$F$2:.$F$183]; &quot;=&quot;&amp;[.K$2])" office:value-type="float" office:value="16" calcext:value-type="float">
            <text:p>16</text:p>
          </table:table-cell>
          <table:table-cell table:style-name="ce10" table:formula="of:=COUNTIFS([.$C$2:.$C$183]; &quot;=&quot;&amp;[.$H36];[.$F$2:.$F$183]; &quot;=&quot;&amp;[.L$2])" office:value-type="float" office:value="0" calcext:value-type="float">
            <text:p>0</text:p>
          </table:table-cell>
          <table:table-cell table:style-name="ce10" table:formula="of:=COUNTIFS([.$C$2:.$C$183]; &quot;=&quot;&amp;[.$H36];[.$F$2:.$F$183]; &quot;=&quot;&amp;[.M$2])" office:value-type="float" office:value="0" calcext:value-type="float">
            <text:p>0</text:p>
          </table:table-cell>
          <table:table-cell table:style-name="ce10" table:formula="of:=COUNTIFS([.$C$2:.$C$183]; &quot;=&quot;&amp;[.$H36];[.$F$2:.$F$183]; &quot;=&quot;&amp;[.N$2])" office:value-type="float" office:value="0" calcext:value-type="float">
            <text:p>0</text:p>
          </table:table-cell>
          <table:table-cell table:style-name="ce10" table:formula="of:=COUNTIFS([.$C$2:.$C$183]; &quot;=&quot;&amp;[.$H36];[.$F$2:.$F$183]; &quot;=&quot;&amp;[.O$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table:style-name="ce10" table:formula="of:=COUNTIFS([.$C$2:.$C$183]; &quot;=&quot;&amp;[.$H37];[.$F$2:.$F$183]; &quot;=&quot;&amp;[.I$2])" office:value-type="float" office:value="0" calcext:value-type="float">
            <text:p>0</text:p>
          </table:table-cell>
          <table:table-cell table:style-name="ce10" table:formula="of:=COUNTIFS([.$C$2:.$C$183]; &quot;=&quot;&amp;[.$H37];[.$F$2:.$F$183]; &quot;=&quot;&amp;[.J$2])" office:value-type="float" office:value="0" calcext:value-type="float">
            <text:p>0</text:p>
          </table:table-cell>
          <table:table-cell table:style-name="ce10" table:formula="of:=COUNTIFS([.$C$2:.$C$183]; &quot;=&quot;&amp;[.$H37];[.$F$2:.$F$183]; &quot;=&quot;&amp;[.K$2])" office:value-type="float" office:value="0" calcext:value-type="float">
            <text:p>0</text:p>
          </table:table-cell>
          <table:table-cell table:style-name="ce10" table:formula="of:=COUNTIFS([.$C$2:.$C$183]; &quot;=&quot;&amp;[.$H37];[.$F$2:.$F$183]; &quot;=&quot;&amp;[.L$2])" office:value-type="float" office:value="0" calcext:value-type="float">
            <text:p>0</text:p>
          </table:table-cell>
          <table:table-cell table:style-name="ce10" table:formula="of:=COUNTIFS([.$C$2:.$C$183]; &quot;=&quot;&amp;[.$H37];[.$F$2:.$F$183]; &quot;=&quot;&amp;[.M$2])" office:value-type="float" office:value="0" calcext:value-type="float">
            <text:p>0</text:p>
          </table:table-cell>
          <table:table-cell table:style-name="ce10" table:formula="of:=COUNTIFS([.$C$2:.$C$183]; &quot;=&quot;&amp;[.$H37];[.$F$2:.$F$183]; &quot;=&quot;&amp;[.N$2])" office:value-type="float" office:value="0" calcext:value-type="float">
            <text:p>0</text:p>
          </table:table-cell>
          <table:table-cell table:style-name="ce10" table:formula="of:=COUNTIFS([.$C$2:.$C$183]; &quot;=&quot;&amp;[.$H37];[.$F$2:.$F$183]; &quot;=&quot;&amp;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calcext:conditional-formats>
          <calcext:conditional-format calcext:target-range-address="rocas_Combinations.I3:rocas_Combinations.O9">
            <calcext:condition calcext:apply-style-name="Good" calcext:value="&gt;0" calcext:base-cell-address="rocas_Combinations.I3"/>
          </calcext:conditional-format>
          <calcext:conditional-format calcext:target-range-address="rocas_Combinations.I12:rocas_Combinations.I12">
            <calcext:condition calcext:apply-style-name="Good" calcext:value="&gt;0" calcext:base-cell-address="rocas_Combinations.I12"/>
          </calcext:conditional-format>
          <calcext:conditional-format calcext:target-range-address="rocas_Combinations.J12:rocas_Combinations.J12">
            <calcext:condition calcext:apply-style-name="Good" calcext:value="&gt;0" calcext:base-cell-address="rocas_Combinations.J12"/>
          </calcext:conditional-format>
          <calcext:conditional-format calcext:target-range-address="rocas_Combinations.K12:rocas_Combinations.K12">
            <calcext:condition calcext:apply-style-name="Good" calcext:value="&gt;0" calcext:base-cell-address="rocas_Combinations.K12"/>
          </calcext:conditional-format>
          <calcext:conditional-format calcext:target-range-address="rocas_Combinations.L12:rocas_Combinations.L12">
            <calcext:condition calcext:apply-style-name="Good" calcext:value="&gt;0" calcext:base-cell-address="rocas_Combinations.L12"/>
          </calcext:conditional-format>
          <calcext:conditional-format calcext:target-range-address="rocas_Combinations.M12:rocas_Combinations.M12">
            <calcext:condition calcext:apply-style-name="Good" calcext:value="&gt;0" calcext:base-cell-address="rocas_Combinations.M12"/>
          </calcext:conditional-format>
          <calcext:conditional-format calcext:target-range-address="rocas_Combinations.N12:rocas_Combinations.N12">
            <calcext:condition calcext:apply-style-name="Good" calcext:value="&gt;0" calcext:base-cell-address="rocas_Combinations.N12"/>
          </calcext:conditional-format>
          <calcext:conditional-format calcext:target-range-address="rocas_Combinations.O12:rocas_Combinations.O12">
            <calcext:condition calcext:apply-style-name="Good" calcext:value="&gt;0" calcext:base-cell-address="rocas_Combinations.O12"/>
          </calcext:conditional-format>
          <calcext:conditional-format calcext:target-range-address="rocas_Combinations.O13:rocas_Combinations.O13">
            <calcext:condition calcext:apply-style-name="Good" calcext:value="&gt;0" calcext:base-cell-address="rocas_Combinations.O13"/>
          </calcext:conditional-format>
          <calcext:conditional-format calcext:target-range-address="rocas_Combinations.N13:rocas_Combinations.N13">
            <calcext:condition calcext:apply-style-name="Good" calcext:value="&gt;0" calcext:base-cell-address="rocas_Combinations.N13"/>
          </calcext:conditional-format>
          <calcext:conditional-format calcext:target-range-address="rocas_Combinations.M13:rocas_Combinations.M13">
            <calcext:condition calcext:apply-style-name="Good" calcext:value="&gt;0" calcext:base-cell-address="rocas_Combinations.M13"/>
          </calcext:conditional-format>
          <calcext:conditional-format calcext:target-range-address="rocas_Combinations.L13:rocas_Combinations.L13">
            <calcext:condition calcext:apply-style-name="Good" calcext:value="&gt;0" calcext:base-cell-address="rocas_Combinations.L13"/>
          </calcext:conditional-format>
          <calcext:conditional-format calcext:target-range-address="rocas_Combinations.K13:rocas_Combinations.K13">
            <calcext:condition calcext:apply-style-name="Good" calcext:value="&gt;0" calcext:base-cell-address="rocas_Combinations.K13"/>
          </calcext:conditional-format>
          <calcext:conditional-format calcext:target-range-address="rocas_Combinations.J13:rocas_Combinations.J13">
            <calcext:condition calcext:apply-style-name="Good" calcext:value="&gt;0" calcext:base-cell-address="rocas_Combinations.J13"/>
          </calcext:conditional-format>
          <calcext:conditional-format calcext:target-range-address="rocas_Combinations.I13:rocas_Combinations.I13">
            <calcext:condition calcext:apply-style-name="Good" calcext:value="&gt;0" calcext:base-cell-address="rocas_Combinations.I13"/>
          </calcext:conditional-format>
          <calcext:conditional-format calcext:target-range-address="rocas_Combinations.I14:rocas_Combinations.I14">
            <calcext:condition calcext:apply-style-name="Good" calcext:value="&gt;0" calcext:base-cell-address="rocas_Combinations.I14"/>
          </calcext:conditional-format>
          <calcext:conditional-format calcext:target-range-address="rocas_Combinations.J14:rocas_Combinations.J14">
            <calcext:condition calcext:apply-style-name="Good" calcext:value="&gt;0" calcext:base-cell-address="rocas_Combinations.J14"/>
          </calcext:conditional-format>
          <calcext:conditional-format calcext:target-range-address="rocas_Combinations.K14:rocas_Combinations.K14">
            <calcext:condition calcext:apply-style-name="Good" calcext:value="&gt;0" calcext:base-cell-address="rocas_Combinations.K14"/>
          </calcext:conditional-format>
          <calcext:conditional-format calcext:target-range-address="rocas_Combinations.L14:rocas_Combinations.L14">
            <calcext:condition calcext:apply-style-name="Good" calcext:value="&gt;0" calcext:base-cell-address="rocas_Combinations.L14"/>
          </calcext:conditional-format>
          <calcext:conditional-format calcext:target-range-address="rocas_Combinations.M14:rocas_Combinations.M14">
            <calcext:condition calcext:apply-style-name="Good" calcext:value="&gt;0" calcext:base-cell-address="rocas_Combinations.M14"/>
          </calcext:conditional-format>
          <calcext:conditional-format calcext:target-range-address="rocas_Combinations.N14:rocas_Combinations.N14">
            <calcext:condition calcext:apply-style-name="Good" calcext:value="&gt;0" calcext:base-cell-address="rocas_Combinations.N14"/>
          </calcext:conditional-format>
          <calcext:conditional-format calcext:target-range-address="rocas_Combinations.O14:rocas_Combinations.O14">
            <calcext:condition calcext:apply-style-name="Good" calcext:value="&gt;0" calcext:base-cell-address="rocas_Combinations.O14"/>
          </calcext:conditional-format>
          <calcext:conditional-format calcext:target-range-address="rocas_Combinations.I18:rocas_Combinations.O24">
            <calcext:condition calcext:apply-style-name="Good" calcext:value="&gt;0" calcext:base-cell-address="rocas_Combinations.I18"/>
          </calcext:conditional-format>
          <calcext:conditional-format calcext:target-range-address="rocas_Combinations.I25:rocas_Combinations.I25">
            <calcext:condition calcext:apply-style-name="Good" calcext:value="&gt;0" calcext:base-cell-address="rocas_Combinations.I25"/>
          </calcext:conditional-format>
          <calcext:conditional-format calcext:target-range-address="rocas_Combinations.J25:rocas_Combinations.J25">
            <calcext:condition calcext:apply-style-name="Good" calcext:value="&gt;0" calcext:base-cell-address="rocas_Combinations.J25"/>
          </calcext:conditional-format>
          <calcext:conditional-format calcext:target-range-address="rocas_Combinations.K25:rocas_Combinations.K25">
            <calcext:condition calcext:apply-style-name="Good" calcext:value="&gt;0" calcext:base-cell-address="rocas_Combinations.K25"/>
          </calcext:conditional-format>
          <calcext:conditional-format calcext:target-range-address="rocas_Combinations.L25:rocas_Combinations.L25">
            <calcext:condition calcext:apply-style-name="Good" calcext:value="&gt;0" calcext:base-cell-address="rocas_Combinations.L25"/>
          </calcext:conditional-format>
          <calcext:conditional-format calcext:target-range-address="rocas_Combinations.M25:rocas_Combinations.M25">
            <calcext:condition calcext:apply-style-name="Good" calcext:value="&gt;0" calcext:base-cell-address="rocas_Combinations.M25"/>
          </calcext:conditional-format>
          <calcext:conditional-format calcext:target-range-address="rocas_Combinations.N25:rocas_Combinations.N25">
            <calcext:condition calcext:apply-style-name="Good" calcext:value="&gt;0" calcext:base-cell-address="rocas_Combinations.N25"/>
          </calcext:conditional-format>
          <calcext:conditional-format calcext:target-range-address="rocas_Combinations.O25:rocas_Combinations.O25">
            <calcext:condition calcext:apply-style-name="Good" calcext:value="&gt;0" calcext:base-cell-address="rocas_Combinations.O25"/>
          </calcext:conditional-format>
          <calcext:conditional-format calcext:target-range-address="rocas_Combinations.I26:rocas_Combinations.I26">
            <calcext:condition calcext:apply-style-name="Good" calcext:value="&gt;0" calcext:base-cell-address="rocas_Combinations.I26"/>
          </calcext:conditional-format>
          <calcext:conditional-format calcext:target-range-address="rocas_Combinations.J26:rocas_Combinations.J26">
            <calcext:condition calcext:apply-style-name="Good" calcext:value="&gt;0" calcext:base-cell-address="rocas_Combinations.J26"/>
          </calcext:conditional-format>
          <calcext:conditional-format calcext:target-range-address="rocas_Combinations.K26:rocas_Combinations.K26">
            <calcext:condition calcext:apply-style-name="Good" calcext:value="&gt;0" calcext:base-cell-address="rocas_Combinations.K26"/>
          </calcext:conditional-format>
          <calcext:conditional-format calcext:target-range-address="rocas_Combinations.L26:rocas_Combinations.L26">
            <calcext:condition calcext:apply-style-name="Good" calcext:value="&gt;0" calcext:base-cell-address="rocas_Combinations.L26"/>
          </calcext:conditional-format>
          <calcext:conditional-format calcext:target-range-address="rocas_Combinations.M26:rocas_Combinations.M26">
            <calcext:condition calcext:apply-style-name="Good" calcext:value="&gt;0" calcext:base-cell-address="rocas_Combinations.M26"/>
          </calcext:conditional-format>
          <calcext:conditional-format calcext:target-range-address="rocas_Combinations.N26:rocas_Combinations.N26">
            <calcext:condition calcext:apply-style-name="Good" calcext:value="&gt;0" calcext:base-cell-address="rocas_Combinations.N26"/>
          </calcext:conditional-format>
          <calcext:conditional-format calcext:target-range-address="rocas_Combinations.O26:rocas_Combinations.O26">
            <calcext:condition calcext:apply-style-name="Good" calcext:value="&gt;0" calcext:base-cell-address="rocas_Combinations.O26"/>
          </calcext:conditional-format>
          <calcext:conditional-format calcext:target-range-address="rocas_Combinations.I30:rocas_Combinations.O36">
            <calcext:condition calcext:apply-style-name="Good" calcext:value="&gt;0" calcext:base-cell-address="rocas_Combinations.I30"/>
          </calcext:conditional-format>
          <calcext:conditional-format calcext:target-range-address="rocas_Combinations.I37:rocas_Combinations.I37">
            <calcext:condition calcext:apply-style-name="Good" calcext:value="&gt;0" calcext:base-cell-address="rocas_Combinations.I37"/>
          </calcext:conditional-format>
          <calcext:conditional-format calcext:target-range-address="rocas_Combinations.J37:rocas_Combinations.J37">
            <calcext:condition calcext:apply-style-name="Good" calcext:value="&gt;0" calcext:base-cell-address="rocas_Combinations.J37"/>
          </calcext:conditional-format>
          <calcext:conditional-format calcext:target-range-address="rocas_Combinations.K37:rocas_Combinations.K37">
            <calcext:condition calcext:apply-style-name="Good" calcext:value="&gt;0" calcext:base-cell-address="rocas_Combinations.K37"/>
          </calcext:conditional-format>
          <calcext:conditional-format calcext:target-range-address="rocas_Combinations.L37:rocas_Combinations.L37">
            <calcext:condition calcext:apply-style-name="Good" calcext:value="&gt;0" calcext:base-cell-address="rocas_Combinations.L37"/>
          </calcext:conditional-format>
          <calcext:conditional-format calcext:target-range-address="rocas_Combinations.M37:rocas_Combinations.M37">
            <calcext:condition calcext:apply-style-name="Good" calcext:value="&gt;0" calcext:base-cell-address="rocas_Combinations.M37"/>
          </calcext:conditional-format>
          <calcext:conditional-format calcext:target-range-address="rocas_Combinations.N37:rocas_Combinations.N37">
            <calcext:condition calcext:apply-style-name="Good" calcext:value="&gt;0" calcext:base-cell-address="rocas_Combinations.N37"/>
          </calcext:conditional-format>
          <calcext:conditional-format calcext:target-range-address="rocas_Combinations.O37:rocas_Combinations.O37">
            <calcext:condition calcext:apply-style-name="Good" calcext:value="&gt;0" calcext:base-cell-address="rocas_Combinations.O37"/>
          </calcext:conditional-format>
        </calcext:conditional-formats>
      </table:table>
      <table:named-expressions/>
      <table:database-ranges>
        <table:database-range table:name="__Anonymous_Sheet_DB__0" table:target-range-address="rocas_Combinations.B1:rocas_Combinations.F18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7T00:08:48.234642141</dc:date>
    <meta:editing-duration>PT5H36M11S</meta:editing-duration>
    <meta:editing-cycles>4</meta:editing-cycles>
    <meta:generator>LibreOffice/6.0.7.3$Linux_X86_64 LibreOffice_project/00m0$Build-3</meta:generator>
    <meta:document-statistic meta:table-count="1" meta:cell-count="1341" meta:object-count="0"/>
  </office:meta>
</office:document-meta>
</file>